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ans"/>
    </style:style>
    <style:style style:name="P4" style:family="paragraph" style:parent-style-name="Standard">
      <style:paragraph-properties fo:text-align="justify" style:justify-single-word="false"/>
      <style:text-properties style:font-name="Liberation Sans"/>
    </style:style>
    <style:style style:name="P5" style:family="paragraph" style:parent-style-name="Standard">
      <style:paragraph-properties fo:text-align="center" style:justify-single-word="false"/>
      <style:text-properties style:font-name="Liberation Sans" fo:font-style="italic" style:font-style-asian="italic" style:font-style-complex="italic"/>
    </style:style>
    <style:style style:name="P6" style:family="paragraph" style:parent-style-name="Standard">
      <style:paragraph-properties fo:text-align="justify" style:justify-single-word="false"/>
      <style:text-properties style:font-name="Liberation Sans" fo:font-style="italic" style:font-style-asian="italic" style:font-style-complex="italic"/>
    </style:style>
    <style:style style:name="P7" style:family="paragraph" style:parent-style-name="Standard">
      <style:paragraph-properties fo:text-align="justify" style:justify-single-word="false"/>
      <style:text-properties style:font-name="Liberation Sans"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Liberation Sans"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font-name="Liberation Sans" fo:font-style="normal" style:font-style-asian="normal" style:font-style-complex="normal"/>
    </style:style>
    <style:style style:name="P10" style:family="paragraph" style:parent-style-name="Standard">
      <style:paragraph-properties fo:text-align="center" style:justify-single-word="false"/>
      <style:text-properties style:font-name="Liberation Sans" fo:font-style="normal" style:font-style-asian="normal" style:font-style-complex="normal"/>
    </style:style>
    <style:style style:name="P11" style:family="paragraph" style:parent-style-name="Standard">
      <style:paragraph-properties fo:text-align="justify" style:justify-single-word="false"/>
      <style:text-properties style:font-name="Liberation Sans"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3" style:family="paragraph" style:parent-style-name="Standard">
      <style:text-properties style:font-name="Liberation Sans" fo:font-weight="bold" style:font-weight-asian="bold" style:font-weight-complex="bold"/>
    </style:style>
    <style:style style:name="P14" style:family="paragraph" style:parent-style-name="Standard">
      <style:paragraph-properties fo:text-align="justify" style:justify-single-word="false"/>
      <style:text-properties style:font-name="Liberation Sans" fo:font-weight="bold" style:font-weight-asian="bold" style:font-weight-complex="bold"/>
    </style:style>
    <style:style style:name="P15" style:family="paragraph" style:parent-style-name="Standard">
      <style:paragraph-properties fo:text-align="justify" style:justify-single-word="false"/>
      <style:text-properties style:font-name="Liberation Sans" fo:font-weight="normal" style:font-weight-asian="normal" style:font-weight-complex="normal"/>
    </style:style>
    <style:style style:name="P16" style:family="paragraph" style:parent-style-name="Standard">
      <style:paragraph-properties fo:text-align="justify" style:justify-single-word="false"/>
      <style:text-properties style:font-name="Liberation Sans" fo:font-weight="bold" style:font-weight-asian="bold" style:font-weight-complex="bold"/>
    </style:style>
    <style:style style:name="P17" style:family="paragraph" style:parent-style-name="Standard">
      <style:paragraph-properties fo:text-align="center" style:justify-single-word="false"/>
      <style:text-properties style:font-name="Liberation Sans" fo:font-style="italic" fo:font-weight="bold"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style:font-name="Liberation Sans"/>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y de Propiedad Intelectual de 13 de julio de 1928 </text:p>
      <text:p text:style-name="P1"/>
      <text:p text:style-name="P2">EL CONGRESO </text:p>
      <text:p text:style-name="P3">DE LOS ESTADOS UNIDOS DE VENEZUELA </text:p>
      <text:p text:style-name="P1"/>
      <text:p text:style-name="P3"><text:span text:style-name="T1">Decreta:</text:span> </text:p>
      <text:p text:style-name="P1">la siguiente: </text:p>
      <text:p text:style-name="P1"/>
      <text:p text:style-name="P3">LEY DE PROPIEDAD INTELECTUAL </text:p>
      <text:p text:style-name="P1"/>
      <text:p text:style-name="P3">TITULO I </text:p>
      <text:p text:style-name="P1"/>
      <text:p text:style-name="P3">Disposiciones generales </text:p>
      <text:p text:style-name="P1"/>
      <text:p text:style-name="P1"><text:span text:style-name="T8">Articulo 1</text:span>°: La propiedad intelectual confiere al autor de una obra el derecho de disponer de ella, hacerla o no pública, reproducirla, traducirla, enajenarla, adaptarla y explotarla en cualquier forma. </text:p>
      <text:p text:style-name="P13"/>
      <text:p text:style-name="P1"><text:span text:style-name="T8">Articulo 2</text:span>°: La propiedad intelectual comprende: </text:p>
      <text:p text:style-name="P1">1° Las obras científicas o literarias escritas, tales como libros, folletos, artículos, etc. </text:p>
      <text:p text:style-name="P1">2° Las obras científicas o literarias orales, tales como discursos, conferencias, lecciones, alegatos, sermones, pláticas, etc. </text:p>
      <text:p text:style-name="P1">3° Las obras teatrales, líricas, dramáticas, o lírico-dramáticas. </text:p>
      <text:p text:style-name="P1">4° Las obras musicales, con palabras o sin ellas. </text:p>
      <text:p text:style-name="P1">5° Las obras artísticas, tales como pinturas, grabados, dibujos, fotográficas, planos y cualesquiera otras de arte gráfico, trabajos plásticos relativos a geografía, topografía o a otras ciencias, obras de escultura, arquitectura, coreografía, etc. </text:p>
      <text:p text:style-name="P1">6° Toda producción del dominio científico, literario o artístico, susceptible de ser publicada por cualquier medio de impresión o de reproducción. </text:p>
      <text:p text:style-name="P1"/>
      <text:p text:style-name="P1"><text:span text:style-name="T8">Articulo 3</text:span>°: El autor de una obra es aquel que la ha producido. El traductor y el adaptador se reputan autores en cuanto a la traducción o adaptación.</text:p>
      <text:p text:style-name="P1"/>
      <text:p text:style-name="P4"><text:span text:style-name="T8">Articulo 4</text:span>°: No es necesaria la publicación de las obras para que la Ley ampare la propiedad intelectual. Nadie, por tanto, tiene derecho a publicar sin permiso del autor una producción científica, literaria o artística que se haya estenografiado, anotado o copiado durante su lectura, ejecución o exposición publica o privada, así como tampoco las explicaciones orales.</text:p>
      <text:p text:style-name="P4"/>
      <text:p text:style-name="P4"><text:span text:style-name="T8">Articulo 5</text:span>°: Para la protección que concede la presente Ley a la propiedad intelectual de los autores es indispensable el registro de las obras en Venezuela, de acuerdo con lo estatuido en TITULO XI de esta Ley.</text:p>
      <text:p text:style-name="P4"/>
      <text:p text:style-name="P4"><text:span text:style-name="T8">Articulo 6</text:span><text:span text:style-name="T7">°: Lo dispuesto en el articulo precedente no perjudica las estipulaciones contenidas en el Acuerdo sobre la propiedad Literaria y Artística, suscrito por la República en el Congreso Bolivariano de 1911 y hoy en vigor.</text:span></text:p>
      <text:p text:style-name="P15"/>
      <text:p text:style-name="P4"><text:span text:style-name="T8">Articulo 7°</text:span><text:span text:style-name="T7">: Cuando una obra está formada por las contribuciones de varias personas, se considera como autor del conjunto al que la publica. Si el nombre de éste no aparece, se considera al editor como publicador.</text:span></text:p>
      <text:p text:style-name="P4"><text:soft-page-break/><text:span text:style-name="T8">Articulo 8</text:span><text:span text:style-name="T7">°: Cuando un escrito está combinado con una obra de arte musical o con representaciones figuradas, aquél de quien emana cada una de estas obras es, aún después de su reunión, considerado como autor de cada una de ellas.</text:span></text:p>
      <text:p text:style-name="P15"/>
      <text:p text:style-name="P4"><text:span text:style-name="T8">Articulo 9°</text:span><text:span text:style-name="T7">: Cuando en la hoja del titulo, en la dedicatorio, en el prefacio o al final de una obra publicada figura el nombre de una persona como autor, se presume que ésta lo es.</text:span></text:p>
      <text:p text:style-name="P15">Si la obra está formada por las contribuciones de varios personas, basta con que el nombre de cada una de ellas aparezca al comienzo o al final de la parte de que sea autor.</text:p>
      <text:p text:style-name="P15">Respecto de las obras anónimas o publicadas bajo pseudónimo, se reputa como su autor al editor y a falta de éste, al impresor.</text:p>
      <text:p text:style-name="P15">Respecto de las obras anónimas o pseudónimas que antes o después de su aparición hayan sido públicamente representadas o ejecutadas, se considera como su autor a las personas designadas en los carteles de representación o de ejecución.</text:p>
      <text:p text:style-name="P15"/>
      <text:p text:style-name="P4"><text:span text:style-name="T8">Articulo 10°</text:span><text:span text:style-name="T7">: La propiedad intelectual se transmite a los herederos del autor de acuerdo con las normas del derecho común sucesoral.</text:span></text:p>
      <text:p text:style-name="P15">Si un derecho de propiedad literaria, en caso de partición, no pudiera entrar en la porción de uno de los partícipes, o si no fuera posible a los coherederos ponerse de acuerdo para disfrutarla en común, se procederá a la venta del referido derecho en remate público.</text:p>
      <text:p text:style-name="P15">A falta de herederos la obra pasa al dominio público.</text:p>
      <text:p text:style-name="P15"/>
      <text:p text:style-name="P4"><text:span text:style-name="T8">Articulo 11°</text:span><text:span text:style-name="T7">: Pasará la obra intelectual comprendida en una herencia yacente al dominio del Estado cuando el autor deje acreedores no satisfechos, si las deudas provienen de préstamos hechos para ejecutar la obra o cuando exista al tiempo de la muerte de aquél un contrato de edición pendiente.</text:span></text:p>
      <text:p text:style-name="P15">Una vez satisfechos los acreedores o resuelto el contrato de edición, la obra pasará al dominio público.</text:p>
      <text:p text:style-name="P15"/>
      <text:p text:style-name="P4"><text:span text:style-name="T8">Articulo 12°</text:span><text:span text:style-name="T7">: El derecho de propiedad intelectual es personal del autor o de sus causahabientes y puede ser dado en usufructo y en prende. Sobre las obras publicadas puede trabarse ejecución libremente; pero sobre las inéditas no se puede sin el consentimiento del autor o de sus herederos.</text:span></text:p>
      <text:p text:style-name="P15">El derecho de edición de obras publicadas o cualquiera otro de los que pertenecen al autor, cedidos por este a otra persona, pueden ser objeto de ejecución, a causa de las obligaciones de esta persona, pero dentro de los limites de los derechos cedidos por el contrato.</text:p>
      <text:p text:style-name="P15"/>
      <text:p text:style-name="P4"><text:span text:style-name="T8">Articulo 13°</text:span><text:span text:style-name="T7">: El derecho literario sobre el texto de las cartas o misivas pertenece a su autor y a sus herederos o causahabientes durante un plazo de cincuenta años contados a partir de la muerte de aquél.</text:span></text:p>
      <text:p text:style-name="P15">Al destinatario y a sus herederos o causahabientes corresponde la propiedad materia del manuscrito, y para publicarlo necesitan el consentimiento del autor, de sus herederos o de sus causahabientes.</text:p>
      <text:p text:style-name="P15">El destinatario y sus herederos o causahabientes puede publicar las cartas misivas que le haya dirigido el autor, cuando así lo exija el establecimiento o la defensa de algún derecho suyo o de su honor personal, o del honor de su cónyuge, ascendiente o descendiente, sin necesidad de obtener el permiso del autor, ni de sus herederos o causahabientes.</text:p>
      <text:p text:style-name="P4"><text:span text:style-name="T7">Si las cartas son confidenciales necesita el autor para publicarlas del permiso del destinatario o de sus herederos o causahabientes, a menos que haga la publicación para el establecimiento o la defensa de algún derecho suyo o de su honor personal, o del de su </text:span><text:soft-page-break/><text:span text:style-name="T7">cónyuge, ascendiente o descendiente.</text:span></text:p>
      <text:p text:style-name="P15">Si la publicación de las cartas misivas hecha por el autor o por su heredero o causahabientes perjudica moral o materialmente al destinatario, o a su heredero o causahabiente, éstos pueden obrar contra el perjudicante, civil o penalmente, y viceversa; la publicación hecho por el destinatario o su heredero o causahabiente contra los intereses morales o materiales del autor de las cartas misivas, o de sus herederos o causahabientes, puede ser perseguida por estos.</text:p>
      <text:p text:style-name="P15">La publicación indebida en cualquiera de los casos previstos en el aparte anterior, se castigará de acuerdo con las disposiciones del Título XII de la presente Ley.</text:p>
      <text:p text:style-name="P15"/>
      <text:p text:style-name="P4"><text:span text:style-name="T8">Articulo 14°</text:span><text:span text:style-name="T7">: Nadie podrá reproducir obras ajenas sin el permiso de su propietario, ni aún para anotarlas, adicionarlas o mejorar la edición; pero cualquiera podrá publicar como de su exclusiva propiedad, comentarios, criticas y notas referidas a las mismas, incluyendo sólo las parte del texto necesaria al objeto.</text:span></text:p>
      <text:p text:style-name="P15"/>
      <text:p text:style-name="P4"><text:span text:style-name="T8">Articulo 15°</text:span><text:span text:style-name="T7">: Los que hayan obtenido la posesión provisional de los bienes del autor declarado ausente, pueden imprimir las obras inéditas de éste o reimprimir las ya publicadas, siempre que conste ciertamente que el autor debía o quería publicarlas o reimprimirlas.</text:span></text:p>
      <text:p text:style-name="P4"><text:span text:style-name="T7">Debe nombrarse en todo caso un administrador </text:span><text:span text:style-name="T3">ad-hoc</text:span><text:span text:style-name="T6"> en lo relativo a la propiedad intelectual del ausente. Las funciones de este administrador terminarán al acordarse la posesión definitiva de los bienes del autor ausente.</text:span></text:p>
      <text:p text:style-name="P12">Si el autor aparece después de acordada la posesión provisional, serán responsables de su gestión en lo relativo a la propiedad intelectual de aquél, los poseedores provisionales o el administrador, según sea el caso.</text:p>
      <text:p text:style-name="P12">Si el autor aparece después de acordada la posesión definitiva no incurren en ninguna responsabilidad respecto de éste, los que la hayan obtenido.</text:p>
      <text:p text:style-name="P12"/>
      <text:p text:style-name="P4"><text:span text:style-name="T8">Articulo 16°</text:span><text:span text:style-name="T7">: Los funcionarios públicos no son propietarios de los manuscritos que se hallen en su poder a causa de las funciones que desempeñen o que hayan desempeñado; y, en consecuencia, no podrán ejercer sobre aquéllos ninguno de los derechos de propiedad intelectual.</text:span></text:p>
      <text:p text:style-name="P15">La publicación indebida, hecha por el funcionario público, de los referidos manuscritos se castigará de acuerdo con las disposiciones del Título XII de la presente Ley.</text:p>
      <text:p text:style-name="P14"/>
      <text:p text:style-name="P4"><text:span text:style-name="T8">Articulo 17°</text:span><text:span text:style-name="T7">: Los empleados públicos no tienen la propiedad intelectual sobre las obras que produzca en ejercicio de las funciones de su cargo, si éste les impone la obligación de producirlas.</text:span></text:p>
      <text:p text:style-name="P15">Se exceptúan de esta disposición las lecciones o conferencias de los profesores.</text:p>
      <text:p text:style-name="P14"/>
      <text:p text:style-name="P4"><text:span text:style-name="T8">Articulo 18°</text:span><text:span text:style-name="T7">: El sentenciado a presidio no obstante la incapacidad resultante de la sentencia condenatoria, puede gestionar por apoderado la edición, reimpresión, representación o ejecución de sus obras, y ejercer todos los derechos de propiedad intelectual que no requieren la presencia inmediata del penado.</text:span></text:p>
      <text:p text:style-name="P15"/>
      <text:p text:style-name="P4"><text:span text:style-name="T8">Articulo 19°</text:span><text:span text:style-name="T7">: A falta de pacto entre los cónyuges, el derecho de propiedad intelectual pertenece sólo al cónyuge autor o propietario, y no entra en comunidad sino después de la muerte de éste.</text:span></text:p>
      <text:p text:style-name="P15"/>
      <text:p text:style-name="P4"><text:span text:style-name="T8">Articulo 20°</text:span><text:span text:style-name="T7">: La mujer casada no separada legalmente de bienes ni divorciada, necesita de </text:span><text:soft-page-break/><text:span text:style-name="T7">la autorización marital para publicar sus obras científicas, literarios y artísticos.</text:span></text:p>
      <text:p text:style-name="P15">En caso de injustificada oposición por parte del marido, puede la mujer ocurrir al Juez de Primera Instancia del dominio conyugal, a fin de que éste, con conocimiento de causa y con audiencia del marido, decida lo conducente.</text:p>
      <text:p text:style-name="P15">La decisión del Juez debe consultarse con su inmediato superior.</text:p>
      <text:p text:style-name="P15">La publicación de la obra hecha en contravención de la decisión judicial, se castigará de acuerdo con lo dispuesto en el Título XII de este Ley.</text:p>
      <text:p text:style-name="P15"/>
      <text:p text:style-name="P4"><text:span text:style-name="T8">Articulo 21°</text:span><text:span text:style-name="T7">: Las obras editadas simultáneamente en varios idiomas se consideran como originales en cada uno de estos.</text:span></text:p>
      <text:p text:style-name="P15"/>
      <text:p text:style-name="P4"/>
      <text:p text:style-name="P3">TÍTULO II </text:p>
      <text:p text:style-name="P3">Duración del derecho de propiedad intelectual </text:p>
      <text:p text:style-name="P1"/>
      <text:p text:style-name="P4"><text:span text:style-name="T8">Articulo 22</text:span>°: El derecho de propiedad intelectual sobre sus obras obras científicas, literarias y artísticas, corresponde al autor durante su vida y luego pasa a sus herederos o causahabientes por un lapso de treinta años después de la muerte del aquél. </text:p>
      <text:p text:style-name="P1">Para las obras póstumas la duración del derecho de los herederos o causahabientes se calcula a partir de la época de la muerte del autor. </text:p>
      <text:p text:style-name="P1"/>
      <text:p text:style-name="P4"><text:span text:style-name="T8">Articulo</text:span> <text:span text:style-name="T8">23</text:span>°: Para los efectos de la última parte del artículo precedente, se consideran como obras póstumas, además de las no publicadas en vida del autor, las que lo hubiesen sido durante ésta, siempre que el mismo autor a su fallecimiento, las deje refundidas, adicionadas, anotadas o corregidas de tal manera que merezcan ser consideradas como obras nuevas. </text:p>
      <text:p text:style-name="P1"/>
      <text:p text:style-name="P1"><text:span text:style-name="T8">Articulo 24</text:span>°: Los que publiquen alguna obra en que recopilen canciones melodías, cuentos y relatos populares, dibujos y otras obras de arte popular gozan para dicha obra del derecho de propiedad intelectual, durante un periodo de diez años contados a partir del 1 de enero del año siguiente al registro de esta. </text:p>
      <text:p text:style-name="P1"/>
      <text:p text:style-name="P1"><text:span text:style-name="T8">Articulo 25</text:span>°: Los editores de gacetas, diarios y otras publicaciones periódicas: de diccionarios, almanaques y otras compilaciones del mismo genero gozan de la propiedad intelectual sobre tales obras durante veinticinco años, contados a partir de enero del año siguiente al de registro de éstas. </text:p>
      <text:p text:style-name="P1"/>
      <text:p text:style-name="P1"><text:span text:style-name="T8">Articulo 26</text:span>°: Si la obra es publicada anónimamente o bajo pseudónimo, la propiedad intelectual sobre ella dura por diez años, cintados a partir del 1° de enero del año siguiente al de la misma, efectuado por el editor.</text:p>
      <text:p text:style-name="P1"/>
      <text:p text:style-name="P1"><text:span text:style-name="T8">Articulo 27</text:span>°: El cómputo del lapso de protección acordado a los herederos o causahabiente del autor, comienza a contarse a partir del día 1° de enero del año siguiente al de la muerte de aquél.</text:p>
      <text:p text:style-name="P13"/>
      <text:p text:style-name="P4"><text:span text:style-name="T8">Articulo 28</text:span>°: El editor de un manuscrito antiguo sobre el que no exista derecho de tercero, goza de la propiedad intelectual de la reproducción por diez años contados a partir del día 1° de enero del año siguiente al del registro de la obra; mas, su derecho impide el que otras personas publiquen el mismo manuscrito de una manera diferente.</text:p>
      <text:p text:style-name="P3"><text:soft-page-break/>TITULO III</text:p>
      <text:p text:style-name="P5">Obras pertenecientes al Estado</text:p>
      <text:p text:style-name="P1"/>
      <text:p text:style-name="P4"><text:span text:style-name="T8">Articulo 29</text:span>°: El derecho de propiedad intelectual del Estado sobre las obras cuya factura ha ordenado a sus agentes, subsiste por cincuenta años a partir de día 1° de enero del año siguiente a aquél en que la obra fué concluída.</text:p>
      <text:p text:style-name="P1"/>
      <text:p text:style-name="P4"><text:span text:style-name="T8">Articulo 30</text:span>°: El derecho de propiedad intelectual del Estado sobre las obras que ha adquirido como cesionario, subsiste por veinticinco años, <text:s/>contados a partir del día 1° de enero del año siguiente al de la adquisición, si la obra había sido registrada, y si el autor no ha muerto.</text:p>
      <text:p text:style-name="P4">Si el cedente es un heredero o causahabiente del autor y la obra ha sido registrada, el derecho del Estado durará sólo por el tiempo que falte para cumplirse el lapso establecido en el articulo 23 de la presente Ley.</text:p>
      <text:p text:style-name="P1">Si la obra no ha sido registrada, sea quien fuere el cedente, el derecho del Estado subsistirá por veinticinco años contados en la forma prescrita en la parte primera de este artículo.</text:p>
      <text:p text:style-name="P1"/>
      <text:p text:style-name="P4"><text:span text:style-name="T8">Articulo 31</text:span>°: El Estado puede, como cualquier particular, renunciar si derecho de propiedad intelectual sobre una obra, en favor del dominio público.</text:p>
      <text:p text:style-name="P1"/>
      <text:p text:style-name="P4"><text:span text:style-name="T8">Articulo 32</text:span>°: La circunstancia de que el Estado edite a su costa una obra ajena no le confiere el derecho de propiedad intelectual sobre ésta. Mas, el propietario está obligado a entregar una cantidad de ejemplares proporcional a la edición, para que el Gobierno la distribuya entre las oficinas nacionales. El número de ejemplares debe fijarse de antemano.</text:p>
      <text:p text:style-name="P4">Lo dispuesto en este artículo se aplica también en caso de que el Gobierno de cualquiera de los Estados de la Unión o del Distrito Federal, editen una obra a su costa. La distribución de los ejemplares cedidos por el autor se hará entre las oficinas dependientes del respectivo Gobierno.</text:p>
      <text:p text:style-name="P13"/>
      <text:p text:style-name="P4"><text:span text:style-name="T8">Articulo 33</text:span>°: Los manuscritos existentes en las bibliotecas públicas, y en los archivos y museos públicos, pertenecen al Estado y sólo éste puede publicarlos o autorizar su publicación, cuando lo juzgue conveniente.</text:p>
      <text:p text:style-name="P4">La publicación indebida se castigará de acuerdo con el Título XII de la presente Ley.</text:p>
      <text:p text:style-name="P13"/>
      <text:p text:style-name="P4"><text:span text:style-name="T8">Articulo 34°: </text:span><text:span text:style-name="T7">El Estado tiene el goce de la propiedad intelectual de las obras artísticas existentes en las academias, museos y establecimientos públicos.</text:span></text:p>
      <text:p text:style-name="P15"/>
      <text:p text:style-name="P4"><text:span text:style-name="T8">Articulo 35</text:span>°: El registro de las obras pertenecientes al Estado se efectuará de acuerdo con lo dispuesto en el Titulo XI de la presente Ley.</text:p>
      <text:p text:style-name="P1"/>
      <text:p text:style-name="P3">TITULO IV</text:p>
      <text:p text:style-name="P5">Extensión del dominio público en materia de propiedad intelectual</text:p>
      <text:p text:style-name="P1"/>
      <text:p text:style-name="P1"><text:span text:style-name="T8">Articulo </text:span>36°: Son obras del dominio público:</text:p>
      <text:p text:style-name="P1">1° Las obras respecto de las cuales ha concluido el lapso de protección concedido a los autores o a sus causahabientes por la presente Ley.</text:p>
      <text:p text:style-name="P1">2° Las obras que no hayan sido registradas oportunamente en los lapsos fijados por esta Ley.</text:p>
      <text:p text:style-name="P1">3° Las obras cuyo propiedad haya sido renunciada expresamente por sus autores o <text:soft-page-break/>propietarios, inclusive el Estado y demás personas morales.</text:p>
      <text:p text:style-name="P1">4° Los grandes principios científicos, literarios y artísticos.</text:p>
      <text:p text:style-name="P1">5° Las leyes, decretos y reglamentos oficiales, salvo las restricciones legales.</text:p>
      <text:p text:style-name="P1">6° Los tratados públicos, salvo las restricciones legales.</text:p>
      <text:p text:style-name="P1">7° Las sentencias, actuaciones y decisiones judiciales, salvo las restricciones legales.</text:p>
      <text:p text:style-name="P1">8° Los discursos pronunciados en las Cámaras Legislativas o en las Asambleas deliberantes, salvo las restricciones legales.</text:p>
      <text:p text:style-name="P1">9° Los artículos de periódico sobre política interior o exterior de la República y los que versen sobre toda materia en que no esté prohibida la reproducción.</text:p>
      <text:p text:style-name="P1">10° Las combinaciones de palabras, frases o pasajes cortos, tomados aisladamente.</text:p>
      <text:p text:style-name="P1">11° Las obras comprendidas en una sucesión cuando el <text:span text:style-name="T2">de cujus</text:span><text:span text:style-name="T4"> no deja herederos testamentarios ni legítimos.</text:span></text:p>
      <text:p text:style-name="P9">12° Las obras comprendidas en una herencia yacente después que hayan sido satisfechos los acreedores o se haya resuelto el contrato de edición pendiente a la muerte del autor propietario, de acuerdo con lo dispuesto en la segunda parte del artículo 11 de la presente Ley.</text:p>
      <text:p text:style-name="P9">13° Las canciones, melodías, cuentos y relatos populares, trasmitidos oralmente.</text:p>
      <text:p text:style-name="P9">14° Las obras artísticas de escultura expuestas en las plazas, calles y avenidas, las cuales pueden ser reproducidas libremente.</text:p>
      <text:p text:style-name="P9">15° Las obras arquitectónicas del dominio del Estado (fachadas de edificios públicos, teatros, iglesias, museos, etc.), las cuales pueden ser reproducidas libremente.</text:p>
      <text:p text:style-name="P9">16° Los trozos de las obras musicales, tomadas aisladamente.</text:p>
      <text:p text:style-name="P9"/>
      <text:p text:style-name="P4"><text:span text:style-name="T8">Articulo 37</text:span>°: Son del dominio privado las obras intelectuales no comprendidas en la enumeración precedente.</text:p>
      <text:p text:style-name="P4"/>
      <text:p text:style-name="P1"><text:span text:style-name="T8">Articulo 38</text:span>°: Las obras del domino público se rigen por las disposiciones legales de derecho común relativas a los demás bienes de dicho dominio.</text:p>
      <text:p text:style-name="P1"/>
      <text:p text:style-name="P4"><text:span text:style-name="T8">Articulo 39</text:span>°: El autor de una obra caída en el dominio público, y sus herederos y causahabientes, tienen el derecho de reclamar por las alteraciones y modificaciones que se le hicieren al reproducirlas.</text:p>
      <text:p text:style-name="P4"/>
      <text:p text:style-name="P4"><text:span text:style-name="T8">Articulo 40</text:span>°: La reclamación concedida en el artículo precedente deberá hacerse por escrito en papel común y sin estampillas, ante el Juez del Distrito que ejerza jurisdicción en el lugar donde haya aparecido la obra adulterada o modificada. Si el Tribunal, con vista de la prueba presentada por el querellante y con audiencia del publicador, encontrase fundada la reclamación, declarará apócrifa la edición. Esta decisión es apelable conforme a los preceptos del procediendo civil.</text:p>
      <text:p text:style-name="P4"/>
      <text:p text:style-name="P4"><text:span text:style-name="T8">Articulo 41</text:span>°: Los discursos parlamentarios de un autor, así como los artículos políticos del mismo, pueden ser reproducidos libremente en la prensa periódica, pero se requiere el consentimiento del autor o de sus herederos o causahabiente, según el caso, para publicar una compilación de tales obras. El consentimiento deberá imprimirse al comienzo de la compilación, sin la cual ésta no se considerará auténtica.</text:p>
      <text:p text:style-name="P4">La infracción de estas disposiciones se castigará de acuerdo con el Título XII de la presente Ley.</text:p>
      <text:p text:style-name="P4"/>
      <text:p text:style-name="P4"><text:span text:style-name="T8">Articulo 42</text:span>°: Las Leyes y los Tratados públicos firmados por Venezuela pueden publicarse <text:soft-page-break/>aisladamente por cualquier persona; mas, para publicarse una colección legislativa o de Tratados públicos celebrados por la República, es necesario el permiso del Ministro de Relaciones Interiores o del de Relaciones Exteriores, respectivamente, otorgando previa revisión y confrontación de la obra con los originales de tales Leyes o Tratados.</text:p>
      <text:p text:style-name="P4">El permiso deberá imprimirse al comienzo de la compilación, sin lo cual no será considerada auténtica, e incumbe al Ejecutivo Federal declarar apócrifa si se omite este requisito.</text:p>
      <text:p text:style-name="P4"/>
      <text:p text:style-name="P4"><text:span text:style-name="T8">Articulo 43</text:span>°: Las sentencias de la Corte Federal y de Casación y de los Tribunales de los Estados y del Distrito Federal, pueden publicarse aisladas, libremente; mas, para publicar la compilación de éstas es necesario el permiso de la Corte o Juez respectivos, otorgando previa revisión y confrontación de la obra con el correspondiente libro copiador de sentencias.</text:p>
      <text:p text:style-name="P4">El permiso deberá imprimirse al comienzo de la compilación para que ésta sea considerada auténtica, e incumbe al Ejecutivo Federal, al Gobierno del Estado o del Distrito Federal, según el caso, declararla apócrifa si no se llena este requisito.</text:p>
      <text:p text:style-name="P4"><text:s/>Único: Los gastos que ocasione la confrontación y revisión de que tratan los dos articulos anteriores, serán satisfechos por el publicador.</text:p>
      <text:p text:style-name="P4"/>
      <text:p text:style-name="P4"><text:span text:style-name="T8">Articulo 44</text:span>°: Los publicadores de compilaciones de cuentos, canciones, melodías y relatos populares, gozan del derecho de propiedad intelectual sobre la compilación durante el lapso establecido en el artículo 24 de las presente Ley.</text:p>
      <text:p text:style-name="P4"/>
      <text:p text:style-name="P4"><text:span text:style-name="T8">Articulo 45</text:span>°: Las notas, glosas o comentarios hechos a una obra caída en el dominio público, pertenecen al anotador, glosador o comentador, y no pueden ser reproducidas sin su permiso.</text:p>
      <text:p text:style-name="P4">La reproducción ilícita de las notas, glosas o comentarios se castiga de acuerdo con el Titulo XII de la presente Ley.</text:p>
      <text:p text:style-name="P4"/>
      <text:p text:style-name="P4"><text:span text:style-name="T8">Articulo 46</text:span>°: Las adiciones intercaladas en el propio texto de una obra caída en el dominio público, pertenecen al adicionante si ellas pueden distinguirse claramente del resto de la obra.</text:p>
      <text:p text:style-name="P4">La reproducción ilícita de las adiciones se castiga de acuerdo con las disposiciones del Titulo XII de la presente Ley.</text:p>
      <text:p text:style-name="P4"/>
      <text:p text:style-name="P4"><text:span text:style-name="T8">Articulo 47</text:span>°: El traductor de una obra caída en el dominio público sólo tiene el derecho de propiedad intelectual sobre su traducción, y no puede oponerse a que otros traduzcan la misma obra.</text:p>
      <text:p text:style-name="P4"/>
      <text:p text:style-name="P3">TITULO V</text:p>
      <text:p text:style-name="P5">Obras hechas en colaboración</text:p>
      <text:p text:style-name="P14"/>
      <text:p text:style-name="P4"><text:span text:style-name="T8">Articulo 48</text:span>°: Es colaborador de una obra el que trabaja de acuerdo con otro u otros en la factura de la misma.</text:p>
      <text:p text:style-name="P4"/>
      <text:p text:style-name="P4"><text:span text:style-name="T8">Articulo 49</text:span>°: La colaboración puede producirse de tres modos:</text:p>
      <text:p text:style-name="P4">a) Por un convenio preexistente en que se regules los derechos, atribuciones y obligaciones de los colaboradores.</text:p>
      <text:p text:style-name="P4">b) Por el hecho de que los colaboradores de una obra ya comenzada acepten el trabajo de otro autor y lo incorporen en sus labores.</text:p>
      <text:p text:style-name="P4"><text:soft-page-break/>c) Por el hecho de una trabajo en común.</text:p>
      <text:p text:style-name="P14"/>
      <text:p text:style-name="P4"><text:span text:style-name="T8">Articulo 50</text:span>°: La obra común es indivisible, salvo caso de que sea resultado de una yuxtaposición de partes separables.</text:p>
      <text:p text:style-name="P4"/>
      <text:p text:style-name="P4"><text:span text:style-name="T8">Articulo 51</text:span>°: Todos los colaboradores tienen idénticos derechos sobre la obra común, salvo pacto en contrario.</text:p>
      <text:p text:style-name="P4"/>
      <text:p text:style-name="P4"><text:span text:style-name="T8">Articulo 52</text:span>°: La renuncia que de sus derechos haga un colaborador no perjudica a los demás y no puede serles opuesta.</text:p>
      <text:p text:style-name="P4"/>
      <text:p text:style-name="P4"><text:span text:style-name="T8">Articulo 53</text:span>°: Para la publicación de la obra hecha en colaboración basta el consentimiento de la mayoría de los colaboradores, o el de uno de ellos si éstos fueren solamente dos.</text:p>
      <text:p text:style-name="P4">El colaborador que se oponga a la publicación puede negarse a que su nombre figure como coautor, sin que por ello pierda sus derechos en la explotación de la obra.</text:p>
      <text:p text:style-name="P4"/>
      <text:p text:style-name="P4"><text:span text:style-name="T8">Articulo 54</text:span>°: Cuando los colaboradores explotan la obra común sin el conocimiento ni el consentimiento de alguno de los mismo, éste puede obligarnos judicialmente a pagarle su <text:s/>parte proporcional en el producto de la explotación.</text:p>
      <text:p text:style-name="P4"/>
      <text:p text:style-name="P4"><text:span text:style-name="T8">Articulo 55</text:span>°: Todo colaborador tiene el derecho de insertar en la colección de sus obras completas la obra que ha escrito o hecho en colaboración. </text:p>
      <text:p text:style-name="P4"/>
      <text:p text:style-name="P4"><text:span text:style-name="T8">Articulo 56</text:span>°: Todo colaborador puede ceder a un tercero sus derechos de la obra común.</text:p>
      <text:p text:style-name="P4"/>
      <text:p text:style-name="P4"><text:span text:style-name="T8">Articulo 57</text:span>°: Cuando un colaborador cede a un tercero el derecho de firmar la obra hecha en colaboración, no puede obligar a los demás coautores que acepten la firma del cesionario.</text:p>
      <text:p text:style-name="P4"/>
      <text:p text:style-name="P4"><text:span text:style-name="T8">Articulo 58</text:span>°: En el caso de que todos los colaboradores hayan cedido a un tercero la obra común, el derecho de los herederos o de los causahabientes de éste, empezará a contarse desde el día 1° de enero del año siguiente a aquel en que haya muerto el último de los colaboradores supervivientes.</text:p>
      <text:p text:style-name="P4"/>
      <text:p text:style-name="P4"><text:span text:style-name="T8">Articulo 59</text:span>°: El derecho de los herederos o causahabientes del cesionario de un colaborador, empezará a contarse desde el día 1° de enero del año siguiente a aquél en que haya muerto el colaborador cedente.</text:p>
      <text:p text:style-name="P4"/>
      <text:p text:style-name="P4"><text:span text:style-name="T8">Articulo 60</text:span>°: Cuando expire el lapso de protección acordado al cesionario de un colaborador premuerto o a los herederos de aquél, los colaboradores supervivientes o sus herederos deben distribuir el producto de la obra común proporcionalmente entre ellos y el dominio público.</text:p>
      <text:p text:style-name="P4">La parte correspondiente al dominio público deberá entregarse, con destino al respectivo Fisco municipal, a la primera autoridad administrativa del lugar en donde se edite, represente, ejecute, exhiba o explote en cualquier forma la obra común.</text:p>
      <text:p text:style-name="P4"/>
      <text:p text:style-name="P3">TITULO VI</text:p>
      <text:p text:style-name="P5">Cesión de la propiedad intelectual</text:p>
      <text:p text:style-name="P10">CAPITULO I</text:p>
      <text:p text:style-name="P5">Cesión general</text:p>
      <text:p text:style-name="P4"><text:soft-page-break/><text:span text:style-name="T8">Articulo 61</text:span>°: El<text:span text:style-name="T8"> </text:span><text:span text:style-name="T7">autor puede ceder, total o parcialmente, sus derechos a un tercero. Si no hay pacto en contrario la cesión se presume total.</text:span></text:p>
      <text:p text:style-name="P15">Las ediciones sucesivas de una obra pueden cederse a distintos cesionarios.</text:p>
      <text:p text:style-name="P14"/>
      <text:p text:style-name="P4"><text:span text:style-name="T8">Articulo 62</text:span>°: La cesión de una obra ajena es nula.</text:p>
      <text:p text:style-name="P14"/>
      <text:p text:style-name="P4"><text:span text:style-name="T8">Articulo 63</text:span>°: Pueden ser objeto de cesión las obras futuras de un autor, con tal que sean determinadas y se fije el plazo en que deban ser entregadas.</text:p>
      <text:p text:style-name="P4"/>
      <text:p text:style-name="P4"><text:span text:style-name="T8">Articulo 64</text:span>°: Las convenciones relativas a obras futuras del autor no son válidas sino por un lapso máximo de cinco años, aun cuando en el contrato se estipule uno mayor. El cedente está obligado a entregar la obra en el lugar, durante el plazo, y de la manera convenidos en el contrato.</text:p>
      <text:p text:style-name="P14"/>
      <text:p text:style-name="P4"><text:span text:style-name="T8">Articulo 65</text:span>°: En caso de pérdida de la obra cedida regirán los siguientes principios:</text:p>
      <text:p text:style-name="P4">a) Si la obra perece en poder del cesionario y por su culpa, y antes de que éste haya pagado la prestación convenida, queda siempre obligada a efectuarla.</text:p>
      <text:p text:style-name="P4">b) Si la obra perece en poder del cedente y por su culpa, haya éste recibido o nó la prestación convenida, está obligado a indemnizar al cesionario de los daños y perjuicios que le haya causado la ejecución del contrato, y a devolver la cantidad recibida en el primer caso.</text:p>
      <text:p text:style-name="P4"/>
      <text:p text:style-name="P4"><text:span text:style-name="T8">Articulo 66</text:span>°: El autor que ha cedido la obra puede insertarla luego en la colección de sus obras completas, siempre que tal inserción no perjudique al cesionario; si ha cedido la colección de sus obras completas, puede publicar separadamente una de ellas, siempre que tal publicación no cause perjuicio al cesionario.</text:p>
      <text:p text:style-name="P4"/>
      <text:p text:style-name="P4"><text:span text:style-name="T8">Articulo 67</text:span>°: El autor no puede reproducir la obra enajenada, pero si traducirla, adaptar un relato bajo forma dramática o las obras escénicas bajo forma de relato o adaptar las obras musicales bajo forma que no sea un extracto o un trasposición a otro tono o para otra voz.</text:p>
      <text:p text:style-name="P4"/>
      <text:p text:style-name="P4"><text:span text:style-name="T8">Articulo 68</text:span>°: El cesionario no pude modificar en ninguna forma la obra enajena no suprimir de élla la firma del autor, ni variar el titulo, salvo pacto en contrario.</text:p>
      <text:p text:style-name="P4"/>
      <text:p text:style-name="P4"><text:span text:style-name="T8">Articulo 69</text:span>°: La infracción de los dos artículos anteriores se castigará de acuerdo con el Titulo XII de esta Ley.</text:p>
      <text:p text:style-name="P14"/>
      <text:p text:style-name="P4"><text:span text:style-name="T8">Articulo 70</text:span>°: Los autores pueden ceder válidamente sus derechos de propiedad intelectual en favor del dominio público.</text:p>
      <text:p text:style-name="P4">Tal cesión es irrevocable.</text:p>
      <text:p text:style-name="P4"/>
      <text:p text:style-name="P4"><text:span text:style-name="T8">Articulo 71</text:span>°: En caso de cesión especial del derecho de traducción se presume que la cesión es para todas las lenguas y que el autor se ha reservada el derecho de revisar la traducción.</text:p>
      <text:p text:style-name="P4"/>
      <text:p text:style-name="P4"><text:span text:style-name="T8">Articulo 72</text:span>°: El autor cedente tiene el derecho de rescatar la obra cedida mediante el pago de la cantidad dada por el cesionario, más una indemnización proporcional.</text:p>
      <text:p text:style-name="P4">El plazo para ejercer este derecho es de diez años contados a partir del día 1° de enero del años siguiente al registro del contrato de cesión.</text:p>
      <text:p text:style-name="P14"/>
      <text:p text:style-name="P4"><text:soft-page-break/><text:span text:style-name="T8">Articulo 73</text:span>°: El derecho de rescate establecido en el artículo anterior pasa a los herederos del autor cedente más, sólo por el tiempo que falta a su causante.</text:p>
      <text:p text:style-name="P4">La obligación de consentir en el rescate pasa a los herederos del cesionario, mas, sólo por el lapso hábil para que el autor o sus herederos ejerzan el derecho de rescate.</text:p>
      <text:p text:style-name="P4"/>
      <text:p text:style-name="P4">CAPITULO II</text:p>
      <text:p text:style-name="P6">Cesión de artículos para publicaciones periódicas</text:p>
      <text:p text:style-name="P4"/>
      <text:p text:style-name="P4"><text:span text:style-name="T8">Articulo 74</text:span>°: La cesión de artículos para publicaciones periódicas se rige por las disposiciones del presente Capitulo, y en su defecto por las del precedente, y por las relativas al contrato de edición.</text:p>
      <text:p text:style-name="P4"/>
      <text:p text:style-name="P4"><text:span text:style-name="T8">Articulo 75</text:span>°: La venta o cesión de artículos para periódicos y revistas sólo confiere al propietario del periódico o de la revista el derecho de insertarlos.</text:p>
      <text:p text:style-name="P4"/>
      <text:p text:style-name="P4"><text:span text:style-name="T8">Articulo 76</text:span>°: Cuando no resulta del contrato que el propietario del periódico o de la revista ha adquirido el derecho exclusivo de reproducir el artículo y de ponerlo en el comercio el autor conserva el derecho de disponer de aquél de cualquier modo.</text:p>
      <text:p text:style-name="P4"/>
      <text:p text:style-name="P4"><text:span text:style-name="T8">Articulo 77</text:span>°: El número de ejemplares que puede tirar el propietario del periódico o de la revista es ilimitado; y no corresponde al autor el derecho de oponerse al aumento o disminución de aquel número.</text:p>
      <text:p text:style-name="P4"/>
      <text:p text:style-name="P4"><text:span text:style-name="T8">Articulo 78</text:span>°: El propietario del periódico o de la revista no puede publicar la colección separada de las artículos de un autor publicados aisladamente en el periódico o en la revista, salvo pacto en contrario. La infracción de este artículo se castiga con el Titulo XII de la presente Ley.</text:p>
      <text:p text:style-name="P4"/>
      <text:p text:style-name="P4"><text:span text:style-name="T8">Articulo 79</text:span>°: Si el articulo cedido debe aparecer sin la firma del autor, el propietario del paródico o revista puede hacer en aquél modificaciones o cambios de forma; pero no cuando el autor haya de firmarlo. La infracción de esta disposición se castiga según lo establecido en el Titulo XII de esta Ley.</text:p>
      <text:p text:style-name="P4"/>
      <text:p text:style-name="P4"><text:span text:style-name="T8">Articulo 80</text:span>°: La cesión gratuita de un artículo puede ser revocada libremente por el autor mientras aquél no haya sido publicado, y da derecho al cedente a pedir ejemplares del periódico o de la revista donde se haya hecho la publicación, cuyo numero no podrá exceder en ningún caso del 1% de la tirada ordinaria.</text:p>
      <text:p text:style-name="P4">Si el artículo cedido a título oneroso no fuere publicado y puesto a la venta dentro del lapso estipulado, o dentro de un año contado a partir de la entrega del mismo si no se hubiere fijado lapso alguno, el autor puede denunciar el contrato, sin perjuicio del pago de la remuneración convenida.</text:p>
      <text:p text:style-name="P4"><text:span text:style-name="T8">Articulo 81</text:span>°: El autor no puede reproducir inmediatamente después de su publicación, sus artículos cedidos al periódicos o la revista sino después de transcurridos tres meses de la inserción.</text:p>
      <text:p text:style-name="P4">Los artículos publicados en un periódico o revista podrán ser libremente reproducidos por cualquier otro periódico o revista, siempre que el productor indique en una nota la fuente de donde los haya tomado; y que no el autor no el propietario del periódico o de la revista que los hubiera publicado, se hayan reservado sus derechos conforme a esta Ley.</text:p>
      <text:p text:style-name="P4">La infracción de estas disposiciones se castigará de acuerdo con el Título XII de la presente <text:soft-page-break/>Ley.</text:p>
      <text:p text:style-name="P4"/>
      <text:p text:style-name="P4"><text:span text:style-name="T8">Articulo 82</text:span>°: Las noticias telegráficas, radiotelegráficas, telefónicas o radiotelefónicas, transmitidas por los corresponsales de un periódico o de una revista y publicadas en éstos, pertenecen al periódico o a la revista que las haya recibido; mas, pueden ser reproducidas tales noticias por los demás periódicos o revistas, después de transcurridas veinticuatro horas de la publicación.</text:p>
      <text:p text:style-name="P4"/>
      <text:p text:style-name="P4"><text:span text:style-name="T8">Articulo 83</text:span>°: La reproducción ilícita de los artículos o de las noticias telegráficas, radiotelegráficas, telefónicas o radiotelefónicas, ser castigará conforme lo dispone el Título XII de la presente Ley.</text:p>
      <text:p text:style-name="P14"/>
      <text:p text:style-name="P3">TITULO VII</text:p>
      <text:p text:style-name="P3"/>
      <text:p text:style-name="P17">Contrato de edición</text:p>
      <text:p text:style-name="P14"/>
      <text:p text:style-name="P4"><text:span text:style-name="T8">Articulo 84</text:span>°: El contrato de edición relativo a una obra literaria o musical obliga al autor a entregar al editor esta obra para que la reproduzca y la ponga en el comercio por su propia cuenta.</text:p>
      <text:p text:style-name="P4">El editor está obligado a reproducir la obra y a ponerla en el comercio.</text:p>
      <text:p text:style-name="P4"/>
      <text:p text:style-name="P4"><text:span text:style-name="T8">Articulo 85</text:span>°: El autor debe mientras dura el contrato de edición, abstenerse de toda reproducción de la obra o de todo acto relativo a ésta que esté prohibida a una tercero por el tiempo del derecho de propiedad intelectual.</text:p>
      <text:p text:style-name="P4">El autor conserva, sin embargo, el tiempo del derecho de propiedad intelectual.</text:p>
      <text:p text:style-name="P4">El autor conserva, sin embargo, el derecho de reproducir y de poner en el comercio las tres especies enumeradas en el artículos 67 de la presente Ley.</text:p>
      <text:p text:style-name="P4">La infracción del primer aparte de este artículo se castigará de acuerdo con el Título XII de esta Ley.</text:p>
      <text:p text:style-name="P4"/>
      <text:p text:style-name="P4"><text:span text:style-name="T8">Articulo 86</text:span>°: El autor no podrá reproducir aisladamente y poner en el comercio ninguna de sus obras publicadas en la edición de sus obras publicadas, mientras no haya transcurrido un lapso de veinticinco años después de publicada aquella edición.</text:p>
      <text:p text:style-name="P4">La infracción de este artículo se castigará de acuerdo con el Título XII de la presente Ley.</text:p>
      <text:p text:style-name="P4"/>
      <text:p text:style-name="P4"><text:span text:style-name="T8">Articulo 87</text:span>°: El autor que contribuyere gratuitamente a una obra colectiva, no podrá reproducir su contribución sino después de expirado el año siguiente a aquél en que se publicó la obra.</text:p>
      <text:p text:style-name="P4"/>
      <text:p text:style-name="P4"><text:span text:style-name="T8">Articulo 88</text:span>°: El editor no tiene el derecho de publicar una obra aislada tomada de la compilación de las obras completas de un autor, o de una obra colectiva.</text:p>
      <text:p text:style-name="P4">La infracción de este artículo se castigará conforme al Título XII de la presente Ley.</text:p>
      <text:p text:style-name="P14"/>
      <text:p text:style-name="P4"><text:span text:style-name="T8">Articulo 89</text:span>°: El editor no puede publicar sino una edición de la obra.</text:p>
      <text:p text:style-name="P4">Si ene el contrato se le otorga el derecho de publicar varias ediciones, se aplican a las ediciones sucesivas las mismas disposiciones que a la primera.</text:p>
      <text:p text:style-name="P4"/>
      <text:p text:style-name="P4"><text:span text:style-name="T8">Articulo 90</text:span>°: Si no se ha pactado el número fijo de ejemplares de que deba constar la edición, el editor puede publicar mil.</text:p>
      <text:p text:style-name="P4"><text:soft-page-break/>El editor puede imprimir además cierto número de ejemplares suplementarios, nunca mayor del 2% de la tirada convenida, destinados a sustituir los ejemplares que resultaren incompletos o deteriorados. Esos ejemplares y los que por disposición de esta Ley, o por convenio de las partes, hayan de ser distribuidos gratuitamente, no se cuentan en el número de la tirada, pero no pueden ser vendidos ni puestos en el comercio por el editor.</text:p>
      <text:p text:style-name="P4">La infracción de estas disposiciones se castigará de acuerdo con el Título XII de la presente Ley.</text:p>
      <text:p text:style-name="P4"/>
      <text:p text:style-name="P4"><text:span text:style-name="T8">Articulo 91</text:span>°: Si la obra debe ser hecha después de celebrado el contrato de edición, deberá ser entregada dentro del plazo estipulado o del que se fije a regulación de expertos, caso de no haberse estipulado ninguno.</text:p>
      <text:p text:style-name="P4"/>
      <text:p text:style-name="P4"><text:span text:style-name="T8">Articulo 93</text:span>°: Mientras no se haya concluido la reproducción o no se haya emprendido una nueva edición, el autor tiene derecho a hacer por si mismo, o por medio de tercero que indique al efecto, modificaciones a la obra, siempre que éstas no lesionen el interés legítimo del editor, ni recaigan sobre las partes ya editadas.</text:p>
      <text:p text:style-name="P4"/>
      <text:p text:style-name="P4"><text:span text:style-name="T8">Articulo 94</text:span>°: El editor no puede, sin la anuencia del autor, hacer ediciones, abreviaturas, ni modificaciones que alteren la obra misma, su titulo, o las indicaciones relativas a aquel.</text:p>
      <text:p text:style-name="P4">La infracción de este artículo se castigará de acuerdo con e Título XII de la presente Ley.</text:p>
      <text:p text:style-name="P4"/>
      <text:p text:style-name="P4"><text:span text:style-name="T8">Articulo 95</text:span>°: El editor puede corregir las faltas ortográficas existentes en el original, a menos que el autor las haya puesto deliberadamente o haya adoptado una ortografía antigua.</text:p>
      <text:p text:style-name="P14"/>
      <text:p text:style-name="P4"><text:span text:style-name="T8">Articulo 96</text:span>°: Cuando el contrato de edición verse sobre obras científicas o de enseñanza en general, puede el editor exigir al autor que las ponga al tanto de los últimos descubrimientos o invenciones o teorías recientes sobre la materia de que traten.</text:p>
      <text:p text:style-name="P4">Si el autor se niega injustificadamente a efectuar tales modificaciones o adiciones, puede el editor ejecutar por si o por un tercero inteligente en la materia, haciendo constar así en la edición.</text:p>
      <text:p text:style-name="P4"/>
      <text:p text:style-name="P4"><text:span text:style-name="T8">Articulo 97</text:span>°: El editor está obligado a reproducir la obra y a ponerla en el comercio al objeto que se propone el autor con su publicación.</text:p>
      <text:p text:style-name="P4">La forma de los ejemplares la determina el editor observando el uso corriente en el comercio de librería, y tomando en cuenta el fin y el objeto de la obra.</text:p>
      <text:p text:style-name="P4"><text:span text:style-name="T8"/></text:p>
      <text:p text:style-name="P4"><text:span text:style-name="T8">Articulo 98</text:span>°: El editor debe comenzar la publicación desde que se le entregue la obra completa.</text:p>
      <text:p text:style-name="P4">Si ésta aparece por partes la reproducción debe comenzar desde que el autor ha entregado una parte destinada a la publicidad y en el orden deseado.</text:p>
      <text:p text:style-name="P4"/>
      <text:p text:style-name="P4"><text:span text:style-name="T8">Articulo 99</text:span>°: El autor debe tomar las medidas necesarias para que la obra no se agote, siempre que se hubiera obligado a hacer las ediciones sucesivas que fueran requeridas durante el lapso del contrato; poro si dependiere de su sola voluntad el derecho de hacer tales ediciones, puede renunciar a éste, manifestándolo al autor antes de que la última edición se haya agotado, y, en todo caso, dentro del plazo que para ello le fije el autor.</text:p>
      <text:p text:style-name="P4"/>
      <text:p text:style-name="P4"><text:span text:style-name="T8">Articulo 100</text:span>°: El editor debe ocuparse en la corrección de las pruebas y enviarlas oportunamente al autor para que las examine, y éste deberá devolverlas sin retraso <text:soft-page-break/>injustificado.</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4"><text:span text:style-name="T8">Articulo </text:span>°:</text:p>
      <text:p text:style-name="P3">TITULO XI</text:p>
      <text:p text:style-name="P3"/>
      <text:p text:style-name="P5">Registro de la propiedad intelectual</text:p>
      <text:p text:style-name="P10"/>
      <text:p text:style-name="P6"><text:span text:style-name="T5">Articulo 172°</text:span><text:span text:style-name="T4">: El autor de una obra científica o literaria editada en Venezuela que quiera reservarse sus derechos exclusivos sobre ella, procediendo por si o por medio de apoderado legalmente constituido, presentará al Registrador Principal del Estado o del Distrito Federal que ejerza jurisdicción en el lugar donde se hubiera hecho la edición, o cualquiera de ellos si la edición fuere de una obra venezolana hecha en el extranjero, una solicitud de inscripción que deberá expresar:</text:span></text:p>
      <text:p text:style-name="P9">a) Nombre, apellido y domicilio del solicitante.</text:p>
      <text:p text:style-name="P9">b) Nacionalidad de éste.</text:p>
      <text:p text:style-name="P9">c) Titulo de la obra</text:p>
      <text:p text:style-name="P9">d) Clase a que ésta pertenece.</text:p>
      <text:p text:style-name="P9">e) Nombre, apellido y domicilio del autor o traductor.</text:p>
      <text:p text:style-name="P9">f) Nacionalidad de éste.</text:p>
      <text:p text:style-name="P9">g) Nombre, apellido y domicilio del propietario.</text:p>
      <text:p text:style-name="P9">h) Nacionalidad de éste.</text:p>
      <text:p text:style-name="P9">i) Establecimiento donde se ha hecho la impresión o reproducción y procedimiento empleado al efecto.</text:p>
      <text:p text:style-name="P9">h) Nacionalidad de éste.</text:p>
      <text:p text:style-name="P9">i) Establecimiento donde se ha hecho la impresión o reproducción y procedimiento empleado al efecto.</text:p>
      <text:p text:style-name="P9">j) Lugar y fecha de la primera publicación.</text:p>
      <text:p text:style-name="P9">k) Edición y número de ejemplares.</text:p>
      <text:p text:style-name="P9">l) Formato de la obra.</text:p>
      <text:p text:style-name="P9">m) Tomos y páginas de que consta, y todos los demás datos que sirvan para identificar la obra.</text:p>
      <text:p text:style-name="P9">Junto con la solicitud referida consignará el postulante cinco ejemplares de la obra, destinados; uno a la Oficina de Registro, otro al Ministerio de Relaciones Interiores, otro a la Biblioteca del Congreso por órgano de este Despacho, otro al de Instrucción Pública, y el quinto, por órgano de éste, ala Biblioteca Nacional.</text:p>
      <text:p text:style-name="P9"><text:soft-page-break/></text:p>
      <text:p text:style-name="P11">Articulo 173°<text:span text:style-name="T7">: Tan luego como el Registrador reciba el escrito mencionado en el precedente artículo, hará su inscripción en el Protocolo o Registro a que se refiere el artículo 174; agregará dicho escrito al legajo de los demás comprobantes similares; y entregará al </text:span><text:span text:style-name="T7">peticionario un certificado en que conste haber llenado todos los requisitos legales de la inscripción. Este certificado debe llevar el sello de la Oficina que lo expida y estar firmado por el Registrador.</text:span></text:p>
      <text:p text:style-name="P12">La infracción de cualquiera de estas disposiciones será penada de conformidad con lo estatuido en el Titulo XII de la presente Ley.</text:p>
      <text:p text:style-name="P12"/>
      <text:p text:style-name="P11">Articulo 174°<text:span text:style-name="T7">: Las inscripciones de las obras presentadas se harán por riguroso orden cronológico en un Registro encuadernado en pasta y foliado, y rubricado en cada uno de sus folios por el respectivo Registrador.</text:span></text:p>
      <text:p text:style-name="P12"/>
      <text:p text:style-name="P11">Articulo 175°<text:span text:style-name="T7">: El registro de una obra perteneciente a varios copropietarios puede ser efectuado por cualesquiera de ellos.</text:span></text:p>
      <text:p text:style-name="P12"/>
      <text:p text:style-name="P11">Articulo 176<text:span text:style-name="T7">°: El lapso para efectuar el registro de las obras científicas o literarias editadas es de tres años, contados a partir del 1° de enero del año siguiente al de la primera publicación.</text:span></text:p>
      <text:p text:style-name="P12"/>
      <text:p text:style-name="P11">Articulo 177°<text:span text:style-name="T7">: Cuando una obra conste de varias partes, tomos, entregas o cuadernos, el lapso de registro establecido en el artículo anterior se empezará a contar a partir del 1° de enero del año siguiente al de la publicación de cada parte, tomo, entrega o cuaderno.</text:span></text:p>
      <text:p text:style-name="P12"/>
      <text:p text:style-name="P11">Articulo 178°<text:span text:style-name="T7">: Cuando se haya representado o ejecutado una obra dramática o musical, respectivamente, en público, pero no se la haya impreso, bastará para gozar del derecho exclusivo de propiedad intelectual sobre ella mediante registro, presentar un solo ejemplar manuscrito de la parte literaria y otro de igual clase de las melodías, con su bajo correspondiente en la parte musical.</text:span></text:p>
      <text:p text:style-name="P12"/>
      <text:p text:style-name="P11">Articulo 179°<text:span text:style-name="T7">: En caso de obras artísticas de pintura, escultura, grabados, planos de arquitectura y otros de carácter técnico, cartas geográficas, topográficas y similares, esferas geográficas, dibujos de historia natural y similares, bastará con presentar a la respectiva Oficina de Registro, dos reproducciones fotográficas nítidas de tales obras, las cuales serán registradas en riguroso arden cronológico en un Registro especial que se llevará en la forma </text:span><text:span text:style-name="T7">establecida en el artículo 174 de la presente Ley.</text:span></text:p>
      <text:p text:style-name="P12">El lapso para efectuar el registro de estas obras es de una año contado a partir del día 1° de enero del año siguiente de la publicación.</text:p>
      <text:p text:style-name="P12"/>
      <text:p text:style-name="P11">Articulo 180°<text:span text:style-name="T7">: Cuando se trate del registro de cintas cinematográficas nacionales, bastará expresar el título, el argumento detallado, la nómina de artistas que hayan intervenido en su elaboración y el lugar y la fecha en que ésta se haya efectuado; y deberá depositarse una copia de la primera y la última escena de las partes de que se componga la película.</text:span></text:p>
      <text:p text:style-name="P12"/>
      <text:p text:style-name="P11">Articulo 180<text:span text:style-name="T7">°: Los propietarios de periódicos que quieran asegurar la propiedad intelectual sobre éstos y asimilarlos a las producciones literarias, para el goce de los beneficios concedidos por esta Ley, deberán presentar al fin de cada año ante la Oficina de Registro que ejerza jurisdicción en el lugar donde se edite el periódico, cinco colecciones de los </text:span><text:soft-page-break/><text:span text:style-name="T7">números del mismo publicados en el año transcurrido.</text:span></text:p>
      <text:p text:style-name="P12">Las colecciones se distribuirán así: </text:p>
      <text:p text:style-name="P12">Una quedará depositada en la Oficina de Registro. </text:p>
      <text:p text:style-name="P12">Una será enviada al Ministerio de Relaciones Interiores.</text:p>
      <text:p text:style-name="P12">Una será enviada, por órgano del referido Despacho, a la Biblioteca del Congreso.</text:p>
      <text:p text:style-name="P12">Una será enviada, por órgano del mencionado Despacho, a la Biblioteca Nacional.</text:p>
      <text:p text:style-name="P12">El lapso para enfrentar el registro de las colecciones de periódicos es de seis meses contados a partir de la fecha del número con que se extinguió el periodo que se quiera registrar.</text:p>
      <text:p text:style-name="P12"/>
      <text:p text:style-name="P11">Articulo 182°:<text:span text:style-name="T7"> El autor de un artículo de periódico, susceptible, según esta Ley, de protección intelectual, inserto en una publicación periódica, o su representante debidamente autorizado, puede registrar el ejemplar que le interese depositándolo en la Oficina de Registro de la propiedad intelectual que ejerza jurisdicción en el lugar donde se edite el </text:span><text:span text:style-name="T7">periódico.</text:span></text:p>
      <text:p text:style-name="P12">El lapso para efectuar este depósito es de seis meses, contados a partir de la publicación del número de la publicación del número de la publicación periódica en que corra inserto el articulo de periódico que se quiera registrar.</text:p>
      <text:p text:style-name="P12"/>
      <text:p text:style-name="P11">Articulo 183°<text:span text:style-name="T7">: Las obras y las fotografías que deben ser consignadas en la Oficina de </text:span><text:span text:style-name="T7">Registro conforme a los artículos 178, 179, 180, 181 y 182, quedarán <text:s/>depositados en dicha oficina a título de comprobantes de la respectiva inscripción.</text:span></text:p>
      <text:p text:style-name="P12">Efectuada ésta, y hecho el depósito de las expresadas obras o fotografías, el depositante recibirá un certificado expedido con las formalidades requeridas por el artículo 173 de las presente Ley.</text:p>
      <text:p text:style-name="P12"/>
      <text:p text:style-name="P8">Disposición final</text:p>
      <text:p text:style-name="P12"/>
      <text:p text:style-name="P7"><text:span text:style-name="T4">Articulo 215</text:span><text:span text:style-name="T6">°: Esta Ley entrará en vigor el 16 de septiembre de 1928 y en esa fecha quedará derogada la Ley de Propiedad Intelectual de 30 de Junio de 1894.</text:span></text:p>
      <text:p text:style-name="P12">Dada en el Palacio Federal Legislativo, en Caracas, a veintiocho de junio de mil novecientos veintiocho. Año 119° de la Independencia y 70° de la Federación.</text:p>
      <text:p text:style-name="P12"/>
      <text:p text:style-name="P12">El Presidente, -(L. S.)- Juan E. París. -El vicepresidente,-J. M. Valero.-Los Secretarios,- C. Diez del Ciervo.-Rafael Carías.</text:p>
      <text:p text:style-name="P12"/>
      <text:p text:style-name="P12">Palacio Federal, en Caracas, a los trece días del mes de julio de mil novecientos veinte y ocho.-Año 119° de la Independencia y 70° de la Federación.</text:p>
      <text:p text:style-name="P12"/>
      <text:p text:style-name="P12">Ejecútese y cuídese de su ejecución.</text:p>
      <text:p text:style-name="P12"/>
      <text:p text:style-name="P12">(L. S.)-J. V. GOMEZ.-Refrendada.-El Ministerio de Relaciones Interiores.-(L. S.)- Pedro M. Arcaya.-Refrendada.-El Ministro de Instrucción Pública,-(L. S.) Rubén González.</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Condensed" style:font-size-asian="18pt" style:font-weight-asian="bold" style:font-name-complex="FreeSans"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4T10:34:06</meta:creation-date>
    <dc:date>2012-08-21T16:49:57</dc:date>
    <meta:editing-duration>P5DT23H20M11S</meta:editing-duration>
    <meta:editing-cycles>30</meta:editing-cycles>
    <meta:generator>LibreOffice/3.3$Unix LibreOffice_project/330m19$Build-8</meta:generator>
    <meta:document-statistic meta:table-count="0" meta:image-count="0" meta:object-count="0" meta:page-count="15" meta:paragraph-count="266" meta:word-count="6795" meta:character-count="41403"/>
  </office:meta>
</office:document-meta>
</file>